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5b6a2" officeooo:paragraph-rsid="0005b6a2"/>
    </style:style>
    <style:style style:name="P2" style:family="paragraph" style:parent-style-name="Text_20_body">
      <style:text-properties officeooo:rsid="000794b0" officeooo:paragraph-rsid="000794b0"/>
    </style:style>
    <style:style style:name="P3" style:family="paragraph" style:parent-style-name="Text_20_body">
      <style:text-properties officeooo:rsid="00080bdd" officeooo:paragraph-rsid="00080bdd"/>
    </style:style>
    <style:style style:name="P4" style:family="paragraph" style:parent-style-name="Text_20_body">
      <style:text-properties officeooo:rsid="0009e7ab" officeooo:paragraph-rsid="0009e7ab"/>
    </style:style>
    <style:style style:name="P5" style:family="paragraph" style:parent-style-name="Text_20_body" style:list-style-name="L1">
      <style:text-properties officeooo:rsid="0026ad2c" officeooo:paragraph-rsid="0026ad2c"/>
    </style:style>
    <style:style style:name="P6" style:family="paragraph" style:parent-style-name="Text_20_body" style:list-style-name="L1">
      <style:text-properties officeooo:rsid="002a47d7" officeooo:paragraph-rsid="002a47d7"/>
    </style:style>
    <style:style style:name="P7" style:family="paragraph" style:parent-style-name="Text_20_body" style:list-style-name="L2">
      <style:text-properties officeooo:rsid="002a47d7" officeooo:paragraph-rsid="002a47d7"/>
    </style:style>
    <style:style style:name="P8" style:family="paragraph" style:parent-style-name="Text_20_body" style:list-style-name="L3">
      <style:text-properties officeooo:rsid="002a47d7" officeooo:paragraph-rsid="002a47d7"/>
    </style:style>
    <style:style style:name="P9" style:family="paragraph" style:parent-style-name="Text_20_body" style:list-style-name="L4">
      <style:text-properties officeooo:rsid="002a47d7" officeooo:paragraph-rsid="002a47d7"/>
    </style:style>
    <style:style style:name="P10" style:family="paragraph" style:parent-style-name="Text_20_body" style:list-style-name="L5">
      <style:text-properties officeooo:rsid="002a47d7" officeooo:paragraph-rsid="002a47d7"/>
    </style:style>
    <style:style style:name="P11" style:family="paragraph" style:parent-style-name="Heading_20_1">
      <style:text-properties officeooo:rsid="0005b6a2" officeooo:paragraph-rsid="0005b6a2"/>
    </style:style>
    <style:style style:name="T1" style:family="text">
      <style:text-properties officeooo:rsid="0009e7ab"/>
    </style:style>
    <style:style style:name="T2" style:family="text">
      <style:text-properties officeooo:rsid="000a8dda"/>
    </style:style>
    <style:style style:name="T3" style:family="text">
      <style:text-properties officeooo:rsid="0026ad2c"/>
    </style:style>
    <style:style style:name="T4" style:family="text">
      <style:text-properties officeooo:rsid="002a47d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<text:span text:style-name="T1">Weekly report</text:span> <text:span text:style-name="T3">5</text:span></text:h>
      <text:p text:style-name="P3"><text:span text:style-name="T1">Total working hours -</text:span> <text:span text:style-name="T4">8</text:span>.</text:p>
      <text:p text:style-name="P1"><text:span text:style-name="T1">Tasks completed</text:span>:</text:p>
      <text:list xml:id="list1734787538425197747" text:style-name="L1">
        <text:list-item>
          <text:p text:style-name="P5">Documented source code references.</text:p>
        </text:list-item>
        <text:list-item>
          <text:p text:style-name="P6">Researched OpenSSL padding (PKCS#7).</text:p>
        </text:list-item>
        <text:list-item>
          <text:p text:style-name="P6">Implemented padding – now produces identical files w/ OpenSSL.</text:p>
        </text:list-item>
        <text:list-item>
          <text:p text:style-name="P6">Implemented main routine. Documented it.</text:p>
        </text:list-item>
      </text:list>
      <text:p text:style-name="P4">Progress on the software:</text:p>
      <text:list xml:id="list5956768211030485420" text:style-name="L2">
        <text:list-item>
          <text:p text:style-name="P7">Main routine.</text:p>
        </text:list-item>
      </text:list>
      <text:p text:style-name="P4">Learned:</text:p>
      <text:list xml:id="list8299065207929172976" text:style-name="L3">
        <text:list-item>
          <text:p text:style-name="P8">PKCS#7 padding.</text:p>
        </text:list-item>
      </text:list>
      <text:p text:style-name="P2"><text:span text:style-name="T1">Unclear / problems</text:span>:</text:p>
      <text:list xml:id="list5924738420797268409" text:style-name="L4">
        <text:list-item>
          <text:p text:style-name="P9">Nada.</text:p>
        </text:list-item>
      </text:list>
      <text:p text:style-name="P2"><text:span text:style-name="T2">Next</text:span>:</text:p>
      <text:list xml:id="list6478123587566872374" text:style-name="L5">
        <text:list-item>
          <text:p text:style-name="P10">Write test cases for integration tests and performance test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ku Kalinen</meta:initial-creator>
    <meta:creation-date>2017-03-10T12:15:38.747409000</meta:creation-date>
    <dc:date>2017-04-11T14:11:35.562134000</dc:date>
    <dc:creator>Riku Kalinen</dc:creator>
    <meta:editing-duration>PT2H54M39S</meta:editing-duration>
    <meta:editing-cycles>29</meta:editing-cycles>
    <meta:generator>LibreOffice/5.1.4.2$MacOSX_X86_64 LibreOffice_project/f99d75f39f1c57ebdd7ffc5f42867c12031db97a</meta:generator>
    <meta:document-statistic meta:table-count="0" meta:image-count="0" meta:object-count="0" meta:page-count="1" meta:paragraph-count="15" meta:word-count="62" meta:character-count="386" meta:non-whitespace-character-count="346"/>
  </office:meta>
</office:document-meta>
</file>